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b7f7"/>
    </style:style>
    <style:style style:name="P2" style:family="paragraph" style:parent-style-name="Standard">
      <style:text-properties officeooo:rsid="001bb7f7" officeooo:paragraph-rsid="001bb7f7"/>
    </style:style>
    <style:style style:name="P3" style:family="paragraph" style:parent-style-name="Standard">
      <style:text-properties fo:font-weight="bold" officeooo:rsid="001d0bfd" officeooo:paragraph-rsid="001d0bfd" style:font-weight-asian="bold" style:font-weight-complex="bold"/>
    </style:style>
    <style:style style:name="P4" style:family="paragraph" style:parent-style-name="Standard">
      <style:text-properties fo:font-weight="bold" officeooo:paragraph-rsid="001e96f9" style:font-weight-asian="bold" style:font-weight-complex="bold"/>
    </style:style>
    <style:style style:name="P5" style:family="paragraph" style:parent-style-name="Standard">
      <style:text-properties fo:font-weight="normal" officeooo:paragraph-rsid="001bb7f7" style:font-weight-asian="normal" style:font-weight-complex="normal"/>
    </style:style>
    <style:style style:name="P6" style:family="paragraph" style:parent-style-name="Standard">
      <style:text-properties fo:font-weight="normal" officeooo:paragraph-rsid="001e96f9" style:font-weight-asian="normal" style:font-weight-complex="normal"/>
    </style:style>
    <style:style style:name="P7" style:family="paragraph" style:parent-style-name="Standard">
      <style:text-properties officeooo:rsid="001d0bfd" officeooo:paragraph-rsid="001d0bfd"/>
    </style:style>
    <style:style style:name="P8" style:family="paragraph" style:parent-style-name="Standard">
      <style:text-properties officeooo:rsid="001d6663" officeooo:paragraph-rsid="001d6663"/>
    </style:style>
    <style:style style:name="P9" style:family="paragraph" style:parent-style-name="Standard">
      <style:text-properties officeooo:paragraph-rsid="001e96f9"/>
    </style:style>
    <style:style style:name="P10" style:family="paragraph" style:parent-style-name="Standard">
      <style:text-properties officeooo:paragraph-rsid="00236a40"/>
    </style:style>
    <style:style style:name="P11" style:family="paragraph" style:parent-style-name="Standard">
      <style:text-properties officeooo:paragraph-rsid="0023a3a5"/>
    </style:style>
    <style:style style:name="P12" style:family="paragraph" style:parent-style-name="Text_20_body">
      <style:text-properties officeooo:paragraph-rsid="001bb7f7"/>
    </style:style>
    <style:style style:name="P13" style:family="paragraph" style:parent-style-name="Text_20_body">
      <style:text-properties officeooo:paragraph-rsid="001d6663"/>
    </style:style>
    <style:style style:name="P14" style:family="paragraph" style:parent-style-name="Text_20_body">
      <style:text-properties officeooo:paragraph-rsid="0023a3a5"/>
    </style:style>
    <style:style style:name="T1" style:family="text">
      <style:text-properties officeooo:rsid="001bb7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a3a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b7f7" style:font-weight-asian="normal" style:font-weight-complex="normal"/>
    </style:style>
    <style:style style:name="T6" style:family="text">
      <style:text-properties fo:font-weight="normal" officeooo:rsid="001d0bfd" style:font-weight-asian="normal" style:font-weight-complex="normal"/>
    </style:style>
    <style:style style:name="T7" style:family="text">
      <style:text-properties fo:font-weight="normal" officeooo:rsid="001d6663" style:font-weight-asian="normal" style:font-weight-complex="normal"/>
    </style:style>
    <style:style style:name="T8" style:family="text">
      <style:text-properties fo:font-weight="normal" officeooo:rsid="001e96f9" style:font-weight-asian="normal" style:font-weight-complex="normal"/>
    </style:style>
    <style:style style:name="T9" style:family="text">
      <style:text-properties fo:font-weight="normal" officeooo:rsid="00203419" style:font-weight-asian="normal" style:font-weight-complex="normal"/>
    </style:style>
    <style:style style:name="T10" style:family="text">
      <style:text-properties fo:font-weight="normal" officeooo:rsid="0023a3a5" style:font-weight-asian="normal" style:font-weight-complex="normal"/>
    </style:style>
    <style:style style:name="T11" style:family="text">
      <style:text-properties fo:font-weight="normal" officeooo:rsid="0023a75d" style:font-weight-asian="normal" style:font-weight-complex="normal"/>
    </style:style>
    <style:style style:name="T12" style:family="text">
      <style:text-properties officeooo:rsid="001d6663"/>
    </style:style>
    <style:style style:name="T13" style:family="text">
      <style:text-properties officeooo:rsid="001e96f9"/>
    </style:style>
    <style:style style:name="T14" style:family="text">
      <style:text-properties officeooo:rsid="00236a40"/>
    </style:style>
    <style:style style:name="T15" style:family="text">
      <style:text-properties officeooo:rsid="0023a3a5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14">Aleksander Łyskawa 275462</text:span></text:span></text:p>
      <text:p text:style-name="P10"><text:span text:style-name="Strong_20_Emphasis"><text:span text:style-name="T14">18.11.2024</text:span></text:span></text:p>
      <text:p text:style-name="P10"><text:span text:style-name="Strong_20_Emphasis"/></text:p>
      <text:p text:style-name="P11"><text:span text:style-name="Strong_20_Emphasis"><text:span text:style-name="T15">uwagi do zadania:</text:span></text:span></text:p>
      <text:p text:style-name="P14"><text:span text:style-name="Strong_20_Emphasis"><text:span text:style-name="T10">W obrazie </text:span></text:span><text:span text:style-name="Strong_20_Emphasis"><text:span text:style-name="T4">o zawężonym histogramie </text:span></text:span><text:span text:style-name="Strong_20_Emphasis"><text:span text:style-name="T10">p</text:span></text:span><text:span text:style-name="Strong_20_Emphasis"><text:span text:style-name="T4">rzed rozciąganiem i wyrównaniem histogramu, obraz ma niski kontrast, a kwantyzacja prowadzi do utraty szczegółów i widocznych </text:span></text:span><text:span text:style-name="Strong_20_Emphasis"><text:span text:style-name="T11">zniekształceń</text:span></text:span><text:span text:style-name="Strong_20_Emphasis"><text:span text:style-name="T4">, ponieważ intensywności pikseli są skupione w małym zakresie.</text:span></text:span></text:p>
      <text:p text:style-name="P14"><text:span text:style-name="T4">Rozciągnięcie poprawia kontrast, co pozwala uzyskać lepszą jakość obrazu po kwantyzacji. Intensywności są bardziej rozłożone, co zmniejsza widoczność </text:span><text:span text:style-name="T11">zniekształceń</text:span><text:span text:style-name="T4">.</text:span></text:p>
      <text:p text:style-name="P14"><text:span text:style-name="T4">Wyrównywanie histogramu prowadzi do jeszcze lepszego kontrastu i równomiernego rozkładu intensywności, co zapewnia najlepsze efekty kwantyzacji, minimalizując zniekształcenia obrazu.</text:span></text:p>
      <text:p text:style-name="P10"><text:span text:style-name="Strong_20_Emphasis"/></text:p>
      <text:p text:style-name="P1"><text:span text:style-name="Strong_20_Emphasis"><text:span text:style-name="T1">Pytanie 1</text:span></text:span></text:p>
      <text:p text:style-name="P1">W przypadku prześwietlenia obrazu, większość pikseli obrazu znajduje się w górnym zakresie wartości intensywności. Histogram będzie skoncentrowany w prawej części wykresu, co oznacza, że piksele będą miały dominujący kolor biały lub bardzo jasny.</text:p>
      <text:p text:style-name="P1"/>
      <text:p text:style-name="P1">W obrazie niedoświetlonym, intensywności pikseli są skupione w <text:span text:style-name="T1">dolnym</text:span> zakresie bliskim 0. Histogram będzie przesunięty w stronę lewej strony, <text:s/><text:span text:style-name="T1">co znaczy że dominować będą </text:span>ciemne <text:span text:style-name="T1">piksele.</text:span></text:p>
      <text:p text:style-name="P12"><text:span text:style-name="Strong_20_Emphasis"/></text:p>
      <text:p text:style-name="P12"><text:span text:style-name="Strong_20_Emphasis"><text:span text:style-name="T5">R</text:span></text:span><text:span text:style-name="Strong_20_Emphasis"><text:span text:style-name="T4">ozszerzenie histogramu</text:span></text:span><text:span text:style-name="T4"> może poprawić kontrast w obrazie, przesuwając zakres intensywności na pełny zakres, ale </text:span><text:span text:style-name="Strong_20_Emphasis"><text:span text:style-name="T4">nie odzyska utraconych informacji</text:span></text:span><text:span text:style-name="T4">. Jeśli w obrazie prześwietlonym piksele o intensywności </text:span><text:span text:style-name="T9">np. </text:span><text:span text:style-name="T4">255, nie są w stanie przekazać dodatkowych szczegółów, rozszerzenie histogramu nie pozwoli odzyskać tych informacji </text:span><text:span text:style-name="T9">i obraz pozostanie prześwietlony.</text:span></text:p>
      <text:p text:style-name="P12"><text:span text:style-name="Strong_20_Emphasis"><text:span text:style-name="T4">Wyrównanie histogramu</text:span></text:span><text:span text:style-name="T4"> może poprawić kontrast obrazu, ale </text:span><text:span text:style-name="Strong_20_Emphasis"><text:span text:style-name="T4">nie odzyskuje informacji</text:span></text:span><text:span text:style-name="T4">, które zostały utracone w wyniku prześwietlenia lub niedoświetlenia. Wyrównanie histogramu zmienia rozkład intensywności, ale nie przywróci szczegółów w obszarach, gdzie piksele mają wartości skrajne </text:span><text:span text:style-name="T9">i </text:span><text:span text:style-name="T4">brakuje różnorodnych tonów.</text:span></text:p>
      <text:p text:style-name="P1"/>
      <text:p text:style-name="P2"><text:span text:style-name="T2">Pytanie 2</text:span> </text:p>
      <text:p text:style-name="P1"><text:span text:style-name="T4">Operacja rozszerzenia histogramu zmienia rozkład intensywności, ale </text:span><text:span text:style-name="Strong_20_Emphasis"><text:span text:style-name="T4">nie zmienia liczby prążków na histogramie</text:span></text:span><text:span text:style-name="T4">. Może jedynie rozciągnąć obecne prążki, że</text:span><text:span text:style-name="T5">by</text:span><text:span text:style-name="T4"> histogram obejm</text:span><text:span text:style-name="T5">ował </text:span><text:span text:style-name="T4">pełny zakres wartości <text:s/>jednak liczba poziomów intensywności i </text:span><text:span text:style-name="T6">ich </text:span><text:span text:style-name="T4">częstość występowania pozostaje taka sama. </text:span></text:p>
      <text:p text:style-name="P1"><text:span text:style-name="T4"/></text:p>
      <text:p text:style-name="P3">Pytanie 3 </text:p>
      <text:p text:style-name="P13"><text:span text:style-name="T7">W</text:span><text:span text:style-name="T6">yrównanie histogramu </text:span><text:span text:style-name="T7">na obrazie</text:span><text:span text:style-name="T6"> "eight.tif" daje niezadowalające rezultaty </text:span><text:span text:style-name="T7">wynika z tego, że </text:span><text:span text:style-name="T6">obraz ma duża ilość jednolitych obszarów z dominującymi dwoma tonami</text:span> przez c<text:span text:style-name="T12">o brakuje </text:span>różnorodności tonalnej, aby efektywnie rozłożyć intensywności na większy zakres. </text:p>
      <text:p text:style-name="P7"><text:span text:style-name="T4"/></text:p>
      <text:p text:style-name="P4"><text:span text:style-name="T12">Pytanie 4 </text:span></text:p>
      <text:p text:style-name="P9"><text:span text:style-name="T4">Wyrównanie histogramu nie dodaje nowych </text:span><text:span text:style-name="Strong_20_Emphasis"><text:span text:style-name="T4">fizycznych</text:span></text:span><text:span text:style-name="T4"> informacji do obrazu, ale </text:span><text:span text:style-name="Strong_20_Emphasis"><text:span text:style-name="T4">zmienia sposób, w jaki te informacje są reprezentowane</text:span></text:span><text:span text:style-name="T4">. Dzięki wyrównaniu histogramu, intensywności pikseli są rozkładane w bardziej równomierny sposób, co </text:span><text:span text:style-name="T8">p</text:span><text:span text:style-name="T4">rowadzić do lepszego kontrastu i wyraźniejszego przedstawienia detali w obszarach, które wcześniej były zdominowane przez </text:span><text:span text:style-name="T8">jakiś zakres i</text:span><text:span text:style-name="T4">ntensywności. </text:span></text:p>
      <text:p text:style-name="P6"/>
      <text:p text:style-name="P6"><text:span text:style-name="T13">O</text:span>braz "vwboot.png" miał wcześniej ciemniejsz<text:span text:style-name="T13">y </text:span>obszar, w których nie były widoczn<text:span text:style-name="T13">y</text:span> <text:span text:style-name="T13">napis</text:span>, <text:span text:style-name="T13">ale </text:span><text:s/>wyrównanie histogramu <text:span text:style-name="T13">pozwala na </text:span>rozdziel<text:span text:style-name="T13">enie</text:span> intensywności w taki sposób, że te detale staną się bardziej widoczne. </text:p>
      <text:p text:style-name="P8"><text:span text:style-name="T4"/></text:p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8T09:31:31.735206342</meta:creation-date>
    <dc:date>2024-11-18T10:32:38.305439043</dc:date>
    <meta:editing-duration>PT8M5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72" meta:character-count="2911" meta:non-whitespace-character-count="2547"/>
  </office:meta>
</office:document-meta>
</file>